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geneva, san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b7fc" officeooo:paragraph-rsid="0011dded"/>
    </style:style>
    <style:style style:name="P2" style:family="paragraph" style:parent-style-name="Standard">
      <style:text-properties officeooo:rsid="0011b7fc" officeooo:paragraph-rsid="0013f8dc"/>
    </style:style>
    <style:style style:name="P3" style:family="paragraph" style:parent-style-name="Standard">
      <style:text-properties officeooo:rsid="0011dded" officeooo:paragraph-rsid="0011dded"/>
    </style:style>
    <style:style style:name="P4" style:family="paragraph" style:parent-style-name="Standard">
      <style:text-properties officeooo:rsid="0011dded" officeooo:paragraph-rsid="0016129c"/>
    </style:style>
    <style:style style:name="P5" style:family="paragraph" style:parent-style-name="Standard">
      <style:text-properties officeooo:paragraph-rsid="0011dded"/>
    </style:style>
    <style:style style:name="P6" style:family="paragraph" style:parent-style-name="Standard">
      <style:text-properties officeooo:rsid="0013f8dc" officeooo:paragraph-rsid="0013f8dc"/>
    </style:style>
    <style:style style:name="P7" style:family="paragraph" style:parent-style-name="Standard">
      <style:text-properties officeooo:rsid="0015f1d5" officeooo:paragraph-rsid="0015f1d5"/>
    </style:style>
    <style:style style:name="P8" style:family="paragraph" style:parent-style-name="Standard">
      <style:text-properties officeooo:rsid="0016129c" officeooo:paragraph-rsid="0016129c"/>
    </style:style>
    <style:style style:name="P9" style:family="paragraph" style:parent-style-name="Standard">
      <style:text-properties officeooo:rsid="0016129c" officeooo:paragraph-rsid="001c3971"/>
    </style:style>
    <style:style style:name="P10" style:family="paragraph" style:parent-style-name="Standard">
      <style:text-properties officeooo:rsid="00161e66" officeooo:paragraph-rsid="00161e66"/>
    </style:style>
    <style:style style:name="P11" style:family="paragraph" style:parent-style-name="Standard">
      <style:text-properties officeooo:rsid="001824d3" officeooo:paragraph-rsid="001824d3"/>
    </style:style>
    <style:style style:name="P12" style:family="paragraph" style:parent-style-name="Standard">
      <style:text-properties officeooo:rsid="0019a2b7" officeooo:paragraph-rsid="0019a2b7"/>
    </style:style>
    <style:style style:name="P13" style:family="paragraph" style:parent-style-name="Standard">
      <style:text-properties officeooo:paragraph-rsid="001c3971"/>
    </style:style>
    <style:style style:name="P14" style:family="paragraph" style:parent-style-name="Standard">
      <style:text-properties officeooo:rsid="002482ac" officeooo:paragraph-rsid="002482ac"/>
    </style:style>
    <style:style style:name="T1" style:family="text">
      <style:text-properties officeooo:rsid="0011dded"/>
    </style:style>
    <style:style style:name="T2" style:family="text">
      <style:text-properties officeooo:rsid="0011fe62"/>
    </style:style>
    <style:style style:name="T3" style:family="text">
      <style:text-properties officeooo:rsid="00122e67"/>
    </style:style>
    <style:style style:name="T4" style:family="text">
      <style:text-properties officeooo:rsid="0016129c"/>
    </style:style>
    <style:style style:name="T5" style:family="text">
      <style:text-properties officeooo:rsid="001680d4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officeooo:rsid="0019a2b7"/>
    </style:style>
    <style:style style:name="T9" style:family="text">
      <style:text-properties officeooo:rsid="001b37b7"/>
    </style:style>
    <style:style style:name="T10" style:family="text">
      <style:text-properties officeooo:rsid="001cb038"/>
    </style:style>
    <style:style style:name="T11" style:family="text">
      <style:text-properties officeooo:rsid="002011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Requisite -&gt; Mathematics for Machine Learning Speacilization</text:p>
      <text:p text:style-name="P1"/>
      <text:p text:style-name="P1"><text:span text:style-name="T1">Step </text:span>1 -&gt; Andrew Ng. Machine Learning course – <text:span text:style-name="T3">also read about decision trees and ensembling</text:span></text:p>
      <text:p text:style-name="P2"><text:span text:style-name="T1">Step </text:span>2 -&gt; Applied Data Science with Python (courses 1,2,3) <text:span text:style-name="T2">and (sklearn docs, sqlite, sqlalchemy)</text:span></text:p>
      <text:p text:style-name="P2"><text:line-break/><text:span text:style-name="T1">Step </text:span>3 -&gt; Andrew Ng. Deep Learning Course – 1,2,3,4</text:p>
      <text:p text:style-name="P1"><text:span text:style-name="T1">Step </text:span>4 -&gt; Tensorflow in Practice Course – 1,2</text:p>
      <text:p text:style-name="P1"><text:span text:style-name="T1">Step </text:span>5 -&gt; Andrew Ng. Deep Learning Course – 5</text:p>
      <text:p text:style-name="P1"><text:span text:style-name="T1">Step </text:span>6 -&gt; Tensorflow in Practice Course – 3,4</text:p>
      <text:p text:style-name="P3">Step 7 -&gt; Tensorflow 2.0 <text:s/>(Imperical College London) <text:span text:style-name="T10">Speciallization</text:span></text:p>
      <text:p text:style-name="P3"/>
      <text:p text:style-name="P3">Step 8 -&gt; Advanced Machine Learning Specialization</text:p>
      <text:p text:style-name="P3"/>
      <text:p text:style-name="P4"><text:span text:style-name="T4">Step 9 -&gt; </text:span>Reinforcement Learning Specialization</text:p>
      <text:p text:style-name="P3"/>
      <text:p text:style-name="P5"><text:span text:style-name="T1">Step 10 -&gt; </text:span>Fundamentals of Digital Image and Video Processing</text:p>
      <text:p text:style-name="P3">Step 1<text:span text:style-name="T4">1</text:span> -&gt; <text:span text:style-name="T2">( OpenCV, albumentations )</text:span></text:p>
      <text:p text:style-name="P3"/>
      <text:p text:style-name="P8">Step 12 -&gt; AI for medicine Specilization</text:p>
      <text:p text:style-name="P10">Step 13 -&gt; Remote Sensing Course</text:p>
      <text:p text:style-name="P8"/>
      <text:p text:style-name="P8">Step 13 -&gt; NLP Specilization <text:span text:style-name="T11">( gensim, nltk, Spacy)</text:span></text:p>
      <text:p text:style-name="P8"/>
      <text:p text:style-name="P14">Step 14 -&gt; Generative Adversarial Networkds Specialization</text:p>
      <text:p text:style-name="P8"/>
      <text:p text:style-name="P13"><text:span text:style-name="T5">Step 14 -&gt; CSE 291D. Unsupervised Learning - ( not on coursera )</text:span></text:p>
      <text:p text:style-name="P3"/>
      <text:p text:style-name="P6">Step 1<text:span text:style-name="T4">4</text:span> -&gt; <text:span text:style-name="T4">Probabilistic Graphical Model Specialization</text:span></text:p>
      <text:p text:style-name="P9">Step 15 -&gt; Genetic Algorithms <text:span text:style-name="T9">- ( not on coursera )</text:span></text:p>
      <text:p text:style-name="P8"/>
      <text:p text:style-name="P12">Step 16 -&gt; <text:span text:style-name="T9">Yann LeCun’s <text:s/>Deep Learning Course - ( not on coursera )</text:span></text:p>
      <text:p text:style-name="P8"/>
      <text:p text:style-name="P11">Step 1<text:span text:style-name="T8">7</text:span> -&gt; Self-Driving Car Specializ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geneva, san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8:45:07.419217232</meta:creation-date>
    <dc:date>2020-11-11T20:30:47.503786974</dc:date>
    <meta:editing-duration>PT1H35M2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90" meta:character-count="1162" meta:non-whitespace-character-count="985"/>
  </office:meta>
</office:document-meta>
</file>